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Preformatted_20_Text" style:list-style-name="L9"/>
    <style:style style:name="P3" style:family="paragraph" style:parent-style-name="Preformatted_20_Text" style:list-style-name="L11"/>
    <style:style style:name="P4" style:family="paragraph" style:parent-style-name="Preformatted_20_Text" style:list-style-name="L13"/>
    <style:style style:name="P5" style:family="paragraph" style:parent-style-name="Preformatted_20_Text" style:list-style-name="L16"/>
    <style:style style:name="P6" style:family="paragraph" style:parent-style-name="Preformatted_20_Text" style:list-style-name="L20"/>
    <style:style style:name="P7" style:family="paragraph" style:parent-style-name="Text_20_body" style:list-style-name="L2">
      <style:paragraph-properties fo:margin-top="0in" fo:margin-bottom="0in" style:contextual-spacing="false"/>
    </style:style>
    <style:style style:name="P8" style:family="paragraph" style:parent-style-name="Text_20_body" style:list-style-name="L3">
      <style:paragraph-properties fo:margin-top="0in" fo:margin-bottom="0in" style:contextual-spacing="false"/>
    </style:style>
    <style:style style:name="P9" style:family="paragraph" style:parent-style-name="Text_20_body" style:list-style-name="L4">
      <style:paragraph-properties fo:margin-top="0in" fo:margin-bottom="0in" style:contextual-spacing="false"/>
    </style:style>
    <style:style style:name="P10" style:family="paragraph" style:parent-style-name="Text_20_body" style:list-style-name="L5">
      <style:paragraph-properties fo:margin-top="0in" fo:margin-bottom="0in" style:contextual-spacing="false"/>
    </style:style>
    <style:style style:name="P11" style:family="paragraph" style:parent-style-name="Text_20_body" style:list-style-name="L6">
      <style:paragraph-properties fo:margin-top="0in" fo:margin-bottom="0in" style:contextual-spacing="false"/>
    </style:style>
    <style:style style:name="P12" style:family="paragraph" style:parent-style-name="Text_20_body" style:list-style-name="L7">
      <style:paragraph-properties fo:margin-top="0in" fo:margin-bottom="0in" style:contextual-spacing="false"/>
    </style:style>
    <style:style style:name="P13" style:family="paragraph" style:parent-style-name="Text_20_body" style:list-style-name="L8">
      <style:paragraph-properties fo:margin-top="0in" fo:margin-bottom="0in" style:contextual-spacing="false"/>
    </style:style>
    <style:style style:name="P14" style:family="paragraph" style:parent-style-name="Text_20_body" style:list-style-name="L9"/>
    <style:style style:name="P15" style:family="paragraph" style:parent-style-name="Text_20_body" style:list-style-name="L10">
      <style:paragraph-properties fo:margin-top="0in" fo:margin-bottom="0in" style:contextual-spacing="false"/>
    </style:style>
    <style:style style:name="P16" style:family="paragraph" style:parent-style-name="Text_20_body" style:list-style-name="L11"/>
    <style:style style:name="P17" style:family="paragraph" style:parent-style-name="Text_20_body" style:list-style-name="L12">
      <style:paragraph-properties fo:margin-top="0in" fo:margin-bottom="0in" style:contextual-spacing="false"/>
    </style:style>
    <style:style style:name="P18" style:family="paragraph" style:parent-style-name="Text_20_body" style:list-style-name="L13"/>
    <style:style style:name="P19" style:family="paragraph" style:parent-style-name="Text_20_body" style:list-style-name="L14">
      <style:paragraph-properties fo:margin-top="0in" fo:margin-bottom="0in" style:contextual-spacing="false"/>
    </style:style>
    <style:style style:name="P20" style:family="paragraph" style:parent-style-name="Text_20_body" style:list-style-name="L15">
      <style:paragraph-properties fo:margin-top="0in" fo:margin-bottom="0in" style:contextual-spacing="false"/>
    </style:style>
    <style:style style:name="P21" style:family="paragraph" style:parent-style-name="Text_20_body" style:list-style-name="L16"/>
    <style:style style:name="P22" style:family="paragraph" style:parent-style-name="Text_20_body" style:list-style-name="L17">
      <style:paragraph-properties fo:margin-top="0in" fo:margin-bottom="0in" style:contextual-spacing="false"/>
    </style:style>
    <style:style style:name="P23" style:family="paragraph" style:parent-style-name="Text_20_body" style:list-style-name="L18">
      <style:paragraph-properties fo:margin-top="0in" fo:margin-bottom="0in" style:contextual-spacing="false"/>
    </style:style>
    <style:style style:name="P24" style:family="paragraph" style:parent-style-name="Text_20_body" style:list-style-name="L19">
      <style:paragraph-properties fo:margin-top="0in" fo:margin-bottom="0in" style:contextual-spacing="false"/>
    </style:style>
    <style:style style:name="P25" style:family="paragraph" style:parent-style-name="Text_20_body" style:list-style-name="L20"/>
    <style:style style:name="T1" style:family="text">
      <style:text-properties fo:font-weight="bold" style:font-weight-asian="bold" style:font-weight-complex="bol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best-practices-for-user-account-management"/>Best Practices for User Account Management<text:bookmark-end text:name="best-practices-for-user-account-management"/></text:h>
      <text:h text:style-name="Heading_20_2" text:outline-level="2"><text:bookmark-start text:name="introduction"/>Introduction<text:bookmark-end text:name="introduction"/></text:h>
      <text:h text:style-name="Heading_20_3" text:outline-level="3"><text:bookmark-start text:name="understanding-user-and-group-basics"/>Understanding User and Group Basics<text:bookmark-end text:name="understanding-user-and-group-basics"/></text:h>
      <text:p text:style-name="First_20_paragraph">Think of your server as a secure facility. Individual <text:span text:style-name="T1">users</text:span> are like authorized personnel, each with a unique identification badge and access level. This badge allows them to log in and perform specific tasks based on their assigned permissions.</text:p>
      <text:p text:style-name="Text_20_body">Now, consider different <text:span text:style-name="T1">groups</text:span> within this facility, such as the "Database Administrators" or the "Web Developers." Instead of granting each database administrator individual access to the database servers, it's more efficient to grant the "Database Administrators" group the necessary permissions. Any personnel holding the "Database Administrator" badge automatically inherits these access rights. This streamlines the management of permissions for shared resources.</text:p>
      <text:p text:style-name="Text_20_body">In Linux, <text:span text:style-name="T1">users</text:span> represent individual accounts, while <text:span text:style-name="T1">groups</text:span> are collections of users that simplify the management of access rights to system resources.</text:p>
      <text:p text:style-name="Text_20_body">Let's get acquainted with some essential command-line tools on your server that you'll use to manage users and groups. Think of these as the tools in your system administrator's toolkit for handling personnel and teams.</text:p>
      <text:p text:style-name="Text_20_body">Here are a few key commands we'll be working with:</text:p>
      <text:list xml:id="list426852973" text:style-name="L8">
        <text:list-item>
          <text:p text:style-name="P13"><text:span text:style-name="Source_5f_Text">useradd</text:span>: This command is used to create new user accounts.</text:p>
        </text:list-item>
        <text:list-item>
          <text:p text:style-name="P13"><text:span text:style-name="Source_5f_Text">passwd</text:span>: This command allows you to set or change passwords for user accounts.</text:p>
        </text:list-item>
        <text:list-item>
          <text:p text:style-name="P13"><text:span text:style-name="Source_5f_Text">userdel</text:span>: This command is used to delete user accounts.</text:p>
        </text:list-item>
        <text:list-item>
          <text:p text:style-name="P13"><text:span text:style-name="Source_5f_Text">groupadd</text:span>: This command is used to create new groups.</text:p>
        </text:list-item>
        <text:list-item>
          <text:p text:style-name="P13"><text:span text:style-name="Source_5f_Text">groupdel</text:span>: This command is used to delete groups.</text:p>
        </text:list-item>
        <text:list-item>
          <text:p text:style-name="P13"><text:span text:style-name="Source_5f_Text">usermod</text:span>: This versatile command allows you to modify existing user account properties, such as adding them to groups.</text:p>
        </text:list-item>
      </text:list>
      <text:p text:style-name="First_20_paragraph">For example, if you need to add a new user named "john," you would use the <text:span text:style-name="Source_5f_Text">useradd</text:span> command. To set a password for "john," you'd use <text:span text:style-name="Source_5f_Text">passwd john</text:span>.</text:p>
      <text:h text:style-name="Heading_20_3" text:outline-level="3"><text:bookmark-start text:name="user-and-group-basics-command-line-examples"/>User and Group Basics Command-Line Examples<text:bookmark-end text:name="user-and-group-basics-command-line-examples"/></text:h>
      <text:list xml:id="list3134764479" text:style-name="L9">
        <text:list-item>
          <text:p text:style-name="P14">Creating a new user:</text:p>
          <text:p text:style-name="P2"><text:span text:style-name="FunctionTok">sudo</text:span><text:span text:style-name="NormalTok"> useradd testuser</text:span> </text:p>
        </text:list-item>
        <text:list-item>
          <text:p text:style-name="P14">Setting a password for the new user:</text:p>
          <text:p text:style-name="P2"><text:span text:style-name="FunctionTok">sudo</text:span><text:span text:style-name="NormalTok"> passwd testuser</text:span> </text:p>
          <text:p text:style-name="P14">Expected Output:</text:p>
          <text:p text:style-name="P2">New password: &lt;you will type the new password here, it won't be <text:soft-page-break/>displayed&gt;</text:p>
          <text:p text:style-name="P2">Retype new password: &lt;you will type it again&gt;</text:p>
          <text:p text:style-name="P2">passwd: password updated successfully</text:p>
        </text:list-item>
        <text:list-item>
          <text:p text:style-name="P14">Creating a new group:</text:p>
          <text:p text:style-name="P2"><text:span text:style-name="FunctionTok">sudo</text:span><text:span text:style-name="NormalTok"> groupadd testgroup</text:span> </text:p>
        </text:list-item>
        <text:list-item>
          <text:p text:style-name="P14">Adding an existing user to a group (as a secondary group):</text:p>
          <text:p text:style-name="P2"><text:span text:style-name="FunctionTok">sudo</text:span><text:span text:style-name="NormalTok"> usermod </text:span><text:span text:style-name="AttributeTok">-aG</text:span><text:span text:style-name="NormalTok"> testgroup testuser</text:span> </text:p>
        </text:list-item>
        <text:list-item>
          <text:p text:style-name="P14">Checking the groups a user belongs to:</text:p>
          <text:p text:style-name="P2"><text:span text:style-name="FunctionTok">groups</text:span><text:span text:style-name="NormalTok"> testuser</text:span> </text:p>
          <text:p text:style-name="P14">Expected Output:</text:p>
          <text:p text:style-name="P2">testuser : testuser testgroup</text:p>
          <text:p text:style-name="P14">(This shows that testuser is in its primary group testuser and the secondary group testgroup.)</text:p>
        </text:list-item>
      </text:list>
      <text:h text:style-name="Heading_20_2" text:outline-level="2"><text:bookmark-start text:name="best-practices-for-user-account-creation"/>Best Practices for User Account Creation<text:bookmark-end text:name="best-practices-for-user-account-creation"/></text:h>
      <text:h text:style-name="Heading_20_3" text:outline-level="3"><text:bookmark-start text:name="passwords"/>Passwords<text:bookmark-end text:name="passwords"/></text:h>
      <text:p text:style-name="First_20_paragraph">One of the most critical aspects is creating <text:span text:style-name="T1">strong, unique passwords</text:span> for each user account. Think of a strong password as a complex lock on each user's access. A weak password is like leaving the door wide open!</text:p>
      <text:p text:style-name="Text_20_body">Here are some key characteristics of a strong password:</text:p>
      <text:list xml:id="list219989977" text:style-name="L10">
        <text:list-item>
          <text:p text:style-name="P15"><text:span text:style-name="T1">Length</text:span>: The longer, the better. Aim for at least 12 characters, but ideally more.</text:p>
        </text:list-item>
        <text:list-item>
          <text:p text:style-name="P15"><text:span text:style-name="T1">Variety</text:span>: It should include a mix of uppercase letters (A-Z), lowercase letters (a-z), numbers (0-9), and special characters (like !, @, #, $, %, etc.).</text:p>
        </text:list-item>
        <text:list-item>
          <text:p text:style-name="P15"><text:span text:style-name="T1">Uniqueness</text:span>: Each user should have a password that is different from others and not easily guessable (avoid personal information, dictionary words, or common patterns).</text:p>
        </text:list-item>
      </text:list>
      <text:p text:style-name="First_20_paragraph">Most Linux distributions provide tools to help enforce <text:span text:style-name="T1">password complexity policies</text:span>. One such tool is <text:span text:style-name="Source_5f_Text">pam_pwquality</text:span>, which can be configured to require a certain length, character variety, and prevent the use of simple or dictionary words. As a system administrator, you'll want to explore how to configure this to ensure users create secure passwords.</text:p>
      <text:h text:style-name="Heading_20_3" text:outline-level="3"><text:bookmark-start text:name="principle-of-least-privilege"/>Principle of Least Privilege<text:bookmark-end text:name="principle-of-least-privilege"/></text:h>
      <text:p text:style-name="First_20_paragraph">Think of it this way: in our secure facility, you wouldn't give every staff member the master key to the entire building, right? You'd only give them access to the areas they absolutely need to perform their job.</text:p>
      <text:p text:style-name="Text_20_body">Similarly, in Linux, the principle of least privilege means that users should only be granted the <text:span text:style-name="T1">minimum level of permissions</text:span> necessary to perform their tasks. This significantly reduces the potential damage if an account is compromised.</text:p>
      <text:p text:style-name="Text_20_body"><text:soft-page-break/>One of the most important aspects of this principle is to <text:span text:style-name="T1">avoid giving standard user accounts root (administrator) privileges</text:span> unless absolutely necessary and for a specific, limited time. Root access (<text:span text:style-name="Source_5f_Text">sudo</text:span> in most cases) allows a user to perform any command on the system, which can be dangerous if misused or exploited.</text:p>
      <text:p text:style-name="Text_20_body">When you create new user accounts using <text:span text:style-name="Source_5f_Text">useradd</text:span>, by default, they are created as standard users without administrative rights. This is the recommended approach for day-to-day tasks. Only when a specific administrative action is required should a user temporarily elevate their privileges using <text:span text:style-name="Source_5f_Text">sudo</text:span>.</text:p>
      <text:h text:style-name="Heading_20_3" text:outline-level="3"><text:bookmark-start text:name="setting-appropriate-home-directories-and-shell-environments"/>Setting Appropriate Home Directories and Shell Environments<text:bookmark-end text:name="setting-appropriate-home-directories-and-shell-environments"/></text:h>
      <text:p text:style-name="First_20_paragraph">When you create a new user account, the system automatically assigns them a <text:span text:style-name="T1">home directory</text:span>. Think of this as the user's personal workspace – a dedicated directory where they can store their files, configuration settings, and personal data. By default, on Ubuntu Server, user home directories are usually created within the <text:span text:style-name="Source_5f_Text">/home/</text:span> directory and named after the username (e.g., <text:span text:style-name="Source_5f_Text">/home/alice/</text:span>).</text:p>
      <text:p text:style-name="Text_20_body">It's a best practice to ensure that each user has their own unique home directory with appropriate permissions. This isolates user data and prevents one user from accidentally (or maliciously) interfering with another user's files. When you use the <text:span text:style-name="Source_5f_Text">useradd</text:span> command, it typically creates a home directory automatically.</text:p>
      <text:p text:style-name="Text_20_body">The <text:span text:style-name="T1">shell environment</text:span> is the command-line interpreter that the user interacts with. It's the program that takes the user's commands and executes them. When a user logs in, they are presented with a default shell. Common shells in Linux include Bash (<text:span text:style-name="Source_5f_Text">/bin/bash</text:span>), which is the default on most Debian-based Linux distributions, as well as others like Zsh and Fish.</text:p>
      <text:p text:style-name="Text_20_body">Setting an appropriate default shell for a user can impact their experience. For most standard users on a server, Bash is perfectly adequate. However, for more advanced users or those with specific preferences, you might consider setting a different shell. You can specify the default shell when creating a user with <text:span text:style-name="Source_5f_Text">useradd</text:span> using the <text:span text:style-name="Source_5f_Text">-s</text:span> option, or modify it later using <text:span text:style-name="Source_5f_Text">usermod -s</text:span>.</text:p>
      <text:h text:style-name="Heading_20_3" text:outline-level="3"><text:bookmark-start text:name="more-terminal-commands-for-user-management"/>More Terminal Commands for User Management<text:bookmark-end text:name="more-terminal-commands-for-user-management"/></text:h>
      <text:list xml:id="list394790077" text:style-name="L11">
        <text:list-item>
          <text:p text:style-name="P16">Checking a user's home directory:</text:p>
          <text:p text:style-name="P3"><text:span text:style-name="FunctionTok">getent</text:span><text:span text:style-name="NormalTok"> passwd testuser </text:span><text:span text:style-name="KeywordTok">|</text:span><text:span text:style-name="NormalTok"> </text:span><text:span text:style-name="FunctionTok">cut</text:span><text:span text:style-name="NormalTok"> </text:span><text:span text:style-name="AttributeTok">-d:</text:span><text:span text:style-name="NormalTok"> </text:span><text:span text:style-name="AttributeTok">-f6</text:span> </text:p>
          <text:p text:style-name="P16">Expected Output:</text:p>
          <text:p text:style-name="P3">/home/testuser</text:p>
          <text:p text:style-name="P16">(This shows the home directory for testuser.)</text:p>
        </text:list-item>
        <text:list-item>
          <text:p text:style-name="P16">Checking a user's default shell:</text:p>
          <text:p text:style-name="P3"><text:span text:style-name="FunctionTok">getent</text:span><text:span text:style-name="NormalTok"> passwd testuser </text:span><text:span text:style-name="KeywordTok">|</text:span><text:span text:style-name="NormalTok"> </text:span><text:span text:style-name="FunctionTok">cut</text:span><text:span text:style-name="NormalTok"> </text:span><text:span text:style-name="AttributeTok">-d:</text:span><text:span text:style-name="NormalTok"> </text:span><text:span text:style-name="AttributeTok">-f7</text:span> </text:p>
          <text:p text:style-name="P16"><text:soft-page-break/>Expected Output:</text:p>
          <text:p text:style-name="P3">/bin/bash</text:p>
          <text:p text:style-name="P16">(This shows that the default shell for testuser is Bash.)</text:p>
        </text:list-item>
      </text:list>
      <text:h text:style-name="Heading_20_2" text:outline-level="2"><text:bookmark-start text:name="best-practices-for-group-management"/>Best Practices for Group Management<text:bookmark-end text:name="best-practices-for-group-management"/></text:h>
      <text:p text:style-name="First_20_paragraph">Think back to our secure facility analogy. Instead of giving individual access badges to everyone who needs to enter a specific research lab, you would likely create a "Research Team" badge. Anyone with this badge would automatically have the necessary permissions to access the lab.</text:p>
      <text:p text:style-name="Text_20_body">In Linux, groups work similarly for managing access to files, directories, and system resources. By assigning permissions to a group, any user who is a member of that group inherits those permissions. This simplifies administration, especially when you have many users who need the same level of access to certain resources.</text:p>
      <text:p text:style-name="Text_20_body">For example, imagine you have a team of web developers who all need to read and write files in a specific <text:span text:style-name="Source_5f_Text">/var/www/html/projectx/</text:span> directory. Instead of changing the permissions for each developer individually, you can create a group called <text:span text:style-name="Source_5f_Text">webdevs</text:span>, add all the developers to this group, and then grant the <text:span text:style-name="Source_5f_Text">webdevs</text:span> group the necessary read and write permissions to the project directory. Any new developer joining the team simply needs to be added to the <text:span text:style-name="Source_5f_Text">webdevs</text:span> group to gain immediate access.</text:p>
      <text:h text:style-name="Heading_20_3" text:outline-level="3"><text:bookmark-start text:name="secondary-groups"/>Secondary Groups<text:bookmark-end text:name="secondary-groups"/></text:h>
      <text:p text:style-name="First_20_paragraph">In Linux, a user always has a <text:span text:style-name="T1">primary group</text:span>, which is typically created automatically when the user account is created. This primary group is often named after the user itself. However, a user can also be a member of one or more <text:span text:style-name="T1">secondary groups</text:span>. This allows you to grant users access to resources based on different roles or projects without changing their primary affiliation.</text:p>
      <text:p text:style-name="Text_20_body">For example, let's say we have a user named "bob" whose primary group is "bob." If Bob also needs to work with the web development team on the "projectx" directory, we can add him to the <text:span text:style-name="Source_5f_Text">webdevs</text:span> group as a secondary group. He retains his primary group for his personal files and settings but now also has the permissions associated with the <text:span text:style-name="Source_5f_Text">webdevs</text:span> group for the project directory.</text:p>
      <text:p text:style-name="Text_20_body">You can add an existing user to a secondary group using the <text:span text:style-name="Source_5f_Text">usermod</text:span> command with the <text:span text:style-name="Source_5f_Text">-aG</text:span> options. The <text:span text:style-name="Source_5f_Text">-a</text:span> stands for append (to add to the existing groups), and <text:span text:style-name="Source_5f_Text">-G</text:span> specifies the secondary group(s) to add the user to (you can list multiple groups separated by commas).</text:p>
      <text:p text:style-name="Text_20_body">For instance, to add "bob" to the webdevs group, you would use the command:</text:p>
      <text:p text:style-name="Preformatted_20_Text"><text:span text:style-name="FunctionTok">sudo</text:span><text:span text:style-name="NormalTok"> usermod </text:span><text:span text:style-name="AttributeTok">-aG</text:span><text:span text:style-name="NormalTok"> webdevs bob</text:span> </text:p>
      <text:p text:style-name="First_20_paragraph">After running this command, Bob will have the permissions granted to the <text:span text:style-name="Source_5f_Text">webdevs</text:span> group in addition to the permissions of his primary group.</text:p>
      <text:h text:style-name="Heading_20_3" text:outline-level="3"><text:bookmark-start text:name="regularly-review-group-memberships-and-remove-unnecessary-users"/><text:soft-page-break/>Regularly Review Group Memberships and Remove Unnecessary Users<text:bookmark-end text:name="regularly-review-group-memberships-and-remove-unnecessary-users"/></text:h>
      <text:p text:style-name="First_20_paragraph">Think of our facility's access badges again. If a staff member leaves the company or changes roles and no longer needs access to a specific area (like our "Research Lab"), it's essential to revoke their "Research Team" badge. Leaving it active poses a security risk.</text:p>
      <text:p text:style-name="Text_20_body">Similarly, in Linux, as users' roles and responsibilities change within your server environment, their group memberships might also need to be adjusted. Users who no longer require access to certain resources should be removed from the corresponding groups.</text:p>
      <text:p text:style-name="Text_20_body">Why is this regular review so important? Well, consider these points:</text:p>
      <text:list xml:id="list1646487280" text:style-name="L12">
        <text:list-item>
          <text:p text:style-name="P17"><text:span text:style-name="T1">Security</text:span>: An account that still belongs to a group with elevated permissions, even after the user's need for that access has ended, could be exploited if that account is compromised.</text:p>
        </text:list-item>
        <text:list-item>
          <text:p text:style-name="P17"><text:span text:style-name="T1">Principle of Least Privilege</text:span>: Maintaining accurate group memberships ensures that users only have the necessary access, adhering to the principle we discussed earlier.</text:p>
        </text:list-item>
        <text:list-item>
          <text:p text:style-name="P17"><text:span text:style-name="T1">Compliance</text:span>: In some regulated environments, there might be requirements to maintain an audit trail of who has access to what, and outdated group memberships can complicate this.</text:p>
        </text:list-item>
      </text:list>
      <text:p text:style-name="First_20_paragraph">As a system administrator, you should periodically audit the group memberships on your server. Tools like the <text:span text:style-name="Source_5f_Text">groups</text:span> command can show you which groups a specific user belongs to. You can then use the <text:span text:style-name="Source_5f_Text">gpasswd -d</text:span> command to remove a user from a specific group (you'll typically need sudo privileges for this). For example, to remove "bob" from the webdevs group, you would use:</text:p>
      <text:p text:style-name="Preformatted_20_Text"><text:span text:style-name="FunctionTok">sudo</text:span><text:span text:style-name="NormalTok"> gpasswd </text:span><text:span text:style-name="AttributeTok">-d</text:span><text:span text:style-name="NormalTok"> bob webdevs</text:span> </text:p>
      <text:p text:style-name="First_20_paragraph">It's a good practice to establish a schedule for reviewing group memberships, especially when users join, leave, or change roles within your organization.</text:p>
      <text:h text:style-name="Heading_20_3" text:outline-level="3"><text:bookmark-start text:name="group-management-command-line-examples"/>Group Management Command-Line Examples<text:bookmark-end text:name="group-management-command-line-examples"/></text:h>
      <text:list xml:id="list2990656781" text:style-name="L13">
        <text:list-item>
          <text:p text:style-name="P18">Removing a user from a group:</text:p>
          <text:p text:style-name="P4"><text:span text:style-name="FunctionTok">sudo</text:span><text:span text:style-name="NormalTok"> gpasswd </text:span><text:span text:style-name="AttributeTok">-d</text:span><text:span text:style-name="NormalTok"> testuser testgroup</text:span> </text:p>
          <text:p text:style-name="P18">Expected Output:</text:p>
          <text:p text:style-name="P18">Removing user testuser from group testgroup</text:p>
        </text:list-item>
        <text:list-item>
          <text:p text:style-name="P18">Deleting a group (if no users are its primary group):</text:p>
          <text:p text:style-name="P4"><text:span text:style-name="FunctionTok">sudo</text:span><text:span text:style-name="NormalTok"> groupdel testgroup</text:span> </text:p>
          <text:p text:style-name="P18">Expected Output: (Typically no output if successful)</text:p>
        </text:list-item>
      </text:list>
      <text:h text:style-name="Heading_20_2" text:outline-level="2"><text:bookmark-start text:name="monitoring-and-auditing-user-and-group-activities"/>Monitoring and Auditing User and Group Activities<text:bookmark-end text:name="monitoring-and-auditing-user-and-group-activities"/></text:h>
      <text:p text:style-name="First_20_paragraph">Most Linux systems keep detailed logs of various system activities, including user logins and authentication attempts. One of the most important log files for this purpose is <text:soft-page-break/><text:span text:style-name="Source_5f_Text">/var/log/auth.log</text:span>.</text:p>
      <text:p text:style-name="Text_20_body">This file records information such as:</text:p>
      <text:list xml:id="list2991303093" text:style-name="L14">
        <text:list-item>
          <text:p text:style-name="P19">Successful and failed login attempts</text:p>
        </text:list-item>
        <text:list-item>
          <text:p text:style-name="P19">Users using the <text:span text:style-name="Source_5f_Text">sudo</text:span> command to gain elevated privileges</text:p>
        </text:list-item>
        <text:list-item>
          <text:p text:style-name="P19">Changes to user accounts and group memberships</text:p>
        </text:list-item>
      </text:list>
      <text:p text:style-name="First_20_paragraph">By regularly reviewing this log file, you can get insights into who is logging into your server, if there are any unusual or failed login attempts that might indicate a brute-force attack, and when administrative actions are being performed.</text:p>
      <text:p text:style-name="Text_20_body">You can use command-line tools like <text:span text:style-name="Source_5f_Text">cat</text:span>, <text:span text:style-name="Source_5f_Text">grep</text:span>, and <text:span text:style-name="Source_5f_Text">less</text:span> to view and search through this log file. For example, to see all successful login attempts, you might use a command like:</text:p>
      <text:p text:style-name="Preformatted_20_Text"><text:span text:style-name="FunctionTok">cat</text:span><text:span text:style-name="NormalTok"> /var/log/auth.log </text:span><text:span text:style-name="KeywordTok">|</text:span><text:span text:style-name="NormalTok"> </text:span><text:span text:style-name="FunctionTok">grep</text:span><text:span text:style-name="NormalTok"> </text:span><text:span text:style-name="StringTok">"Accepted password"</text:span> </text:p>
      <text:p text:style-name="First_20_paragraph">While this is a basic example, more sophisticated tools and log management systems exist for more in-depth analysis.</text:p>
      <text:h text:style-name="Heading_20_3" text:outline-level="3"><text:bookmark-start text:name="command-auditing"/>Command Auditing<text:bookmark-end text:name="command-auditing"/></text:h>
      <text:p text:style-name="First_20_paragraph">Command auditing allows us to track which commands are being executed on the server and by which users.</text:p>
      <text:p text:style-name="Text_20_body">The <text:span text:style-name="Source_5f_Text">auditd</text:span> daemon is a subsystem in Linux that provides this capability. You can configure audit rules to log specific system calls or commands. For example, you could set up rules to log all attempts to modify critical system files or any execution of commands by a specific user or group.</text:p>
      <text:p text:style-name="Text_20_body">The audit logs are typically stored in <text:span text:style-name="Source_5f_Text">/var/log/audit/audit.log</text:span>. These logs can provide a detailed trail of actions performed on your system, which can be invaluable for:</text:p>
      <text:list xml:id="list106892946" text:style-name="L15">
        <text:list-item>
          <text:p text:style-name="P20"><text:span text:style-name="T1">Security analysis</text:span>: Identifying suspicious or malicious activity.</text:p>
        </text:list-item>
        <text:list-item>
          <text:p text:style-name="P20"><text:span text:style-name="T1">Compliance</text:span>: Meeting regulatory requirements for activity tracking.</text:p>
        </text:list-item>
        <text:list-item>
          <text:p text:style-name="P20"><text:span text:style-name="T1">Troubleshooting</text:span>: Understanding the sequence of events that led to a system issue.</text:p>
        </text:list-item>
      </text:list>
      <text:p text:style-name="First_20_paragraph">Configuring <text:span text:style-name="Source_5f_Text">auditd</text:span> can be a bit more advanced, involving creating specific rules that define what should be audited. However, it's a powerful tool in your arsenal for enhancing the security and accountability of your server.</text:p>
      <text:h text:style-name="Heading_20_3" text:outline-level="3"><text:bookmark-start text:name="monitoring-and-auditing-group-activities-examples"/>Monitoring and Auditing Group Activities Examples<text:bookmark-end text:name="monitoring-and-auditing-group-activities-examples"/></text:h>
      <text:list xml:id="list2577319893" text:style-name="L16">
        <text:list-item>
          <text:p text:style-name="P21">Viewing recent login attempts (successful and failed):</text:p>
          <text:p text:style-name="P5"><text:span text:style-name="FunctionTok">tail</text:span><text:span text:style-name="NormalTok"> /var/log/auth.log</text:span> </text:p>
          <text:p text:style-name="P21"><text:span text:style-name="T1">Expected Output</text:span>: This will show the last few lines of the authentication log, which might include successful logins (e.g., "Accepted password for ..."), failed login attempts (e.g., "Failed password for ..."), and other authentication-related events.</text:p>
        </text:list-item>
        <text:list-item>
          <text:p text:style-name="P21">Filtering for successful SSH logins:</text:p>
          <text:p text:style-name="P5"><text:soft-page-break/><text:span text:style-name="FunctionTok">grep</text:span><text:span text:style-name="NormalTok"> </text:span><text:span text:style-name="StringTok">"Accepted password for .* from"</text:span><text:span text:style-name="NormalTok"> /var/log/auth.log</text:span> </text:p>
          <text:p text:style-name="P21"><text:span text:style-name="T1">Expected Output</text:span>: Lines indicating successful password-based or key-based SSH logins, including the username and the IP address the login originated from.</text:p>
        </text:list-item>
      </text:list>
      <text:h text:style-name="Heading_20_2" text:outline-level="2"><text:bookmark-start text:name="account-security-and-maintenance"/>Account Security and Maintenance<text:bookmark-end text:name="account-security-and-maintenance"/></text:h>
      <text:p text:style-name="First_20_paragraph">One often-overlooked best practice is the importance of <text:span text:style-name="T1">regularly updating user account information</text:span>. Think of it like keeping the contact details for all personnel in our secure facility up-to-date. If there's an emergency or a need to contact someone, having accurate information is crucial.</text:p>
      <text:p text:style-name="Text_20_body">In Linux, user account information such as full name, phone number, and other details can be stored in the /<text:span text:style-name="Source_5f_Text">etc/passwd</text:span> and <text:span text:style-name="Source_5f_Text">/etc/shadow</text:span> files (though the latter contains password hashes and is more sensitive). While you might not always need to store extensive personal details on a server, having a way to identify and contact account owners can be important for communication and accountability. You can modify this information using tools like <text:span text:style-name="Source_5f_Text">usermod</text:span> with options like <text:span text:style-name="Source_5f_Text">-c</text:span> to change the comment field (often used for the user's full name).</text:p>
      <text:p text:style-name="Text_20_body">More importantly, <text:span text:style-name="T1">disabling or removing inactive accounts</text:span> is a critical security measure. Imagine if former employees still had active access badges to our facility. That would be a significant security risk!</text:p>
      <text:p text:style-name="Text_20_body">Similarly, user accounts on your server that are no longer in use should be either disabled (so the user can't log in) or completely removed. Inactive accounts can become targets for attackers. If an attacker gains control of an abandoned account, they might be able to use it to move laterally within your system or perform malicious actions.</text:p>
      <text:p text:style-name="Text_20_body">To disable an account, you can use the <text:span text:style-name="Source_5f_Text">usermod -L</text:span> command (L for lock). To re-enable it, use <text:span text:style-name="Source_5f_Text">usermod -U</text:span> (U for unlock). To completely remove an account and its home directory (be careful with this!), you can use the <text:span text:style-name="Source_5f_Text">userdel -r</text:span> command.</text:p>
      <text:h text:style-name="Heading_20_3" text:outline-level="3"><text:bookmark-start text:name="using-ssh-keys-for-secure-remote-access"/>Using SSH Keys for Secure Remote Access<text:bookmark-end text:name="using-ssh-keys-for-secure-remote-access"/></text:h>
      <text:p text:style-name="First_20_paragraph">Think about logging into your server remotely. Typically, you use a username and password. While strong passwords are essential, they can still be vulnerable to brute-force attacks or interception.</text:p>
      <text:p text:style-name="Text_20_body"><text:span text:style-name="T1">SSH keys</text:span> provide a more secure alternative to password-based authentication for remote access. Instead of typing a password each time, you use a pair of cryptographic keys: a <text:span text:style-name="T1">private key</text:span> that stays securely on your local machine and a <text:span text:style-name="T1">public key</text:span> that you place on the server you want to access.</text:p>
      <text:p text:style-name="Text_20_body">Here's a simplified way to think about it:</text:p>
      <text:list xml:id="list690355100" text:style-name="L17">
        <text:list-item>
          <text:p text:style-name="P22"><text:span text:style-name="T1">Private Key</text:span>: This is like a unique physical key that only you possess. Keep it secret and secure!</text:p>
        </text:list-item>
        <text:list-item>
          <text:p text:style-name="P22"><text:span text:style-name="T1">Public Key</text:span>: This is like a copy of a lock that you give to the server. If your private key <text:soft-page-break/>fits the lock (the public key), you are granted access without needing a password.</text:p>
        </text:list-item>
      </text:list>
      <text:p text:style-name="First_20_paragraph">The process generally involves:</text:p>
      <text:list xml:id="list1771678299" text:style-name="L18">
        <text:list-item>
          <text:p text:style-name="P23"><text:span text:style-name="T1">Generating an SSH key pair</text:span> on your local machine using a tool like <text:span text:style-name="Source_5f_Text">ssh-keygen</text:span>. This creates both your private and public keys.</text:p>
        </text:list-item>
        <text:list-item>
          <text:p text:style-name="P23"><text:span text:style-name="T1">Copying your public key</text:span> to the <text:span text:style-name="Source_5f_Text">~/.ssh/authorized_keys</text:span> file on the server you want to access.</text:p>
        </text:list-item>
        <text:list-item>
          <text:p text:style-name="P23">When you try to SSH into the server, your SSH client on your local machine uses your private key to authenticate against the public key on the server.</text:p>
        </text:list-item>
      </text:list>
      <text:p text:style-name="First_20_paragraph">Using SSH keys offers several advantages:</text:p>
      <text:list xml:id="list2090443421" text:style-name="L19">
        <text:list-item>
          <text:p text:style-name="P24"><text:span text:style-name="T1">Enhanced Security</text:span>: Key-based authentication is much harder to crack than passwords.</text:p>
        </text:list-item>
        <text:list-item>
          <text:p text:style-name="P24"><text:span text:style-name="T1">Convenience</text:span>: Once set up, you can often log in without entering a password each time.</text:p>
        </text:list-item>
        <text:list-item>
          <text:p text:style-name="P24"><text:span text:style-name="T1">Automation</text:span>: SSH keys are essential for automating tasks and scripts that require secure remote access.</text:p>
        </text:list-item>
      </text:list>
      <text:p text:style-name="First_20_paragraph">While setting up SSH keys involves a few steps, it's a fundamental security practice for any system administrator managing remote servers.</text:p>
      <text:h text:style-name="Heading_20_3" text:outline-level="3"><text:bookmark-start text:name="account-security-and-maintenance-command-line-examples"/>Account Security and Maintenance Command-Line Examples<text:bookmark-end text:name="account-security-and-maintenance-command-line-examples"/></text:h>
      <text:list xml:id="list3121523716" text:style-name="L20">
        <text:list-item>
          <text:p text:style-name="P25">Modifying the comment field (e.g., full name) for a user:</text:p>
          <text:p text:style-name="P6"><text:span text:style-name="FunctionTok">sudo</text:span><text:span text:style-name="NormalTok"> usermod </text:span><text:span text:style-name="AttributeTok">-c</text:span><text:span text:style-name="NormalTok"> </text:span><text:span text:style-name="StringTok">"Test User Full Name"</text:span><text:span text:style-name="NormalTok"> testuser</text:span> </text:p>
        </text:list-item>
        <text:list-item>
          <text:p text:style-name="P25">Checking the updated user information:</text:p>
          <text:p text:style-name="P6"><text:span text:style-name="FunctionTok">getent</text:span><text:span text:style-name="NormalTok"> passwd testuser</text:span> </text:p>
          <text:p text:style-name="P25">Expected Output:</text:p>
          <text:p text:style-name="P6">testuser:x:1001:1001:Test User Full Name:/home/testuser:/bin/bash</text:p>
          <text:p text:style-name="P25">(Notice the "Test User Full Name" in the fifth field.)</text:p>
        </text:list-item>
        <text:list-item>
          <text:p text:style-name="P25">Disabling a user account:</text:p>
          <text:p text:style-name="P6"><text:span text:style-name="FunctionTok">sudo</text:span><text:span text:style-name="NormalTok"> usermod </text:span><text:span text:style-name="AttributeTok">-L</text:span><text:span text:style-name="NormalTok"> testuser</text:span> </text:p>
          <text:p text:style-name="P25"><text:span text:style-name="T1">Attempting to log in as a disabled user (this would be done in another terminal</text:span>): You would likely see a "Account disabled" or similar error message.</text:p>
        </text:list-item>
        <text:list-item>
          <text:p text:style-name="P25">Re-enabling a user account:</text:p>
          <text:p text:style-name="P6"><text:span text:style-name="FunctionTok">sudo</text:span><text:span text:style-name="NormalTok"> usermod </text:span><text:span text:style-name="AttributeTok">-U</text:span><text:span text:style-name="NormalTok"> testuser</text:span> </text:p>
        </text:list-item>
        <text:list-item>
          <text:p text:style-name="P25">Deleting a user account and its home directory:</text:p>
          <text:p text:style-name="P6"><text:span text:style-name="FunctionTok">sudo</text:span><text:span text:style-name="NormalTok"> userdel </text:span><text:span text:style-name="AttributeTok">-r</text:span><text:span text:style-name="NormalTok"> testuser</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Caption" style:family="paragraph" style:parent-style-name="Caption" style:class="extra"/>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Source_5f_Text" style:display-name="Source_Text" style:family="text">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ighlighted" style:family="text">
      <style:text-properties fo:background-color="#ffff3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KeywordTok" style:family="text">
      <style:text-properties fo:color="#007020" loext:opacity="100%" fo:font-weight="bold"/>
    </style:style>
    <style:style style:name="DataTypeTok" style:family="text">
      <style:text-properties fo:color="#902000" loext:opacity="100%"/>
    </style:style>
    <style:style style:name="DecValTok" style:family="text">
      <style:text-properties fo:color="#40a070" loext:opacity="100%"/>
    </style:style>
    <style:style style:name="BaseNTok" style:family="text">
      <style:text-properties fo:color="#40a070" loext:opacity="100%"/>
    </style:style>
    <style:style style:name="FloatTok" style:family="text">
      <style:text-properties fo:color="#40a070" loext:opacity="100%"/>
    </style:style>
    <style:style style:name="ConstantTok" style:family="text">
      <style:text-properties fo:color="#880000" loext:opacity="100%"/>
    </style:style>
    <style:style style:name="CharTok" style:family="text">
      <style:text-properties fo:color="#4070a0" loext:opacity="100%"/>
    </style:style>
    <style:style style:name="SpecialCharTok" style:family="text">
      <style:text-properties fo:color="#4070a0" loext:opacity="100%"/>
    </style:style>
    <style:style style:name="StringTok" style:family="text">
      <style:text-properties fo:color="#4070a0" loext:opacity="100%"/>
    </style:style>
    <style:style style:name="VerbatimStringTok" style:family="text">
      <style:text-properties fo:color="#4070a0" loext:opacity="100%"/>
    </style:style>
    <style:style style:name="SpecialStringTok" style:family="text">
      <style:text-properties fo:color="#bb6688" loext:opacity="100%"/>
    </style:style>
    <style:style style:name="ImportTok" style:family="text">
      <style:text-properties fo:color="#008000" loext:opacity="100%" fo:font-weight="bold"/>
    </style:style>
    <style:style style:name="CommentTok" style:family="text">
      <style:text-properties fo:color="#60a0b0" loext:opacity="100%" fo:font-style="italic"/>
    </style:style>
    <style:style style:name="DocumentationTok" style:family="text">
      <style:text-properties fo:color="#ba2121" loext:opacity="100%" fo:font-style="italic"/>
    </style:style>
    <style:style style:name="AnnotationTok" style:family="text">
      <style:text-properties fo:color="#60a0b0" loext:opacity="100%" fo:font-style="italic" fo:font-weight="bold"/>
    </style:style>
    <style:style style:name="CommentVarTok" style:family="text">
      <style:text-properties fo:color="#60a0b0" loext:opacity="100%" fo:font-style="italic" fo:font-weight="bold"/>
    </style:style>
    <style:style style:name="OtherTok" style:family="text">
      <style:text-properties fo:color="#007020" loext:opacity="100%"/>
    </style:style>
    <style:style style:name="FunctionTok" style:family="text">
      <style:text-properties fo:color="#06287e" loext:opacity="100%"/>
    </style:style>
    <style:style style:name="VariableTok" style:family="text">
      <style:text-properties fo:color="#19177c" loext:opacity="100%"/>
    </style:style>
    <style:style style:name="ControlFlowTok" style:family="text">
      <style:text-properties fo:color="#007020" loext:opacity="100%" fo:font-weight="bold"/>
    </style:style>
    <style:style style:name="OperatorTok" style:family="text">
      <style:text-properties fo:color="#666666" loext:opacity="100%"/>
    </style:style>
    <style:style style:name="BuiltInTok" style:family="text">
      <style:text-properties fo:color="#008000" loext:opacity="100%"/>
    </style:style>
    <style:style style:name="ExtensionTok" style:family="text"/>
    <style:style style:name="PreprocessorTok" style:family="text">
      <style:text-properties fo:color="#bc7a00" loext:opacity="100%"/>
    </style:style>
    <style:style style:name="AttributeTok" style:family="text">
      <style:text-properties fo:color="#7d9029" loext:opacity="100%"/>
    </style:style>
    <style:style style:name="RegionMarkerTok" style:family="text"/>
    <style:style style:name="InformationTok" style:family="text">
      <style:text-properties fo:color="#60a0b0" loext:opacity="100%" fo:font-style="italic" fo:font-weight="bold"/>
    </style:style>
    <style:style style:name="WarningTok" style:family="text">
      <style:text-properties fo:color="#60a0b0" loext:opacity="100%" fo:font-style="italic" fo:font-weight="bold"/>
    </style:style>
    <style:style style:name="AlertTok" style:family="text">
      <style:text-properties fo:color="#ff0000" loext:opacity="100%" fo:font-weight="bold"/>
    </style:style>
    <style:style style:name="ErrorTok" style:family="text">
      <style:text-properties fo:color="#ff0000" loext:opacity="100%" fo:font-weight="bold"/>
    </style:style>
    <style:style style:name="NormalTok"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dc:description/>
    <dc:subject/>
    <meta:keyword/>
    <meta:initial-creator/>
    <meta:creation-date>2025-06-10T15:48:57Z</meta:creation-date>
    <dc:date>2025-06-10T11:53:55.560878527</dc:date>
    <meta:editing-duration>PT50S</meta:editing-duration>
    <meta:editing-cycles>1</meta:editing-cycles>
    <meta:document-statistic meta:table-count="0" meta:image-count="0" meta:object-count="0" meta:page-count="8" meta:paragraph-count="153" meta:word-count="2867" meta:character-count="17613" meta:non-whitespace-character-count="14958"/>
  </office:meta>
</office:document-meta>
</file>